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 style:master-page-name="MP0">
      <style:paragraph-properties style:page-number="auto" fo:break-before="page"/>
    </style:style>
    <style:style style:name="P7" style:family="paragraph" style:parent-style-name="Normale">
      <style:text-properties officeooo:paragraph-rsid="00062631"/>
    </style:style>
    <style:style style:name="P8" style:family="paragraph" style:parent-style-name="No_20_spacing">
      <style:text-properties officeooo:paragraph-rsid="00062631"/>
    </style:style>
    <style:style style:name="P9" style:family="paragraph" style:parent-style-name="No_20_Spacing">
      <style:text-properties officeooo:paragraph-rsid="00062631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Calibri" fo:font-size="10pt" style:font-size-asian="10pt" style:font-size-complex="10pt"/>
    </style:style>
    <style:style style:name="T7" style:family="text">
      <style:text-properties fo:color="#1a1a1a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color="#000000" style:font-name="Calibri1" fo:font-size="12pt" fo:font-style="normal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9" style:family="text">
      <style:text-properties officeooo:rsid="00062631"/>
    </style:style>
    <style:style style:name="T10" style:family="text">
      <style:text-properties fo:font-weight="bold" style:font-weight-asian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rmale"/>
      <text:p text:style-name="No_20_spacing"><text:tab/><text:tab/><text:tab/><text:tab/><text:tab/><text:tab/><text:tab/><text:tab/><text:tab/></text:p>
      <text:p text:style-name="P9"><text:tab/><text:tab/><text:tab/><text:tab/><text:tab/><text:tab/><text:tab/><text:tab/><text:placeholder text:placeholder-type="text">&lt;o.partner_id.title and o.partner_id.title.name or ''&gt;</text:placeholder></text:p>
      <text:p text:style-name="P8"><text:span text:style-name="T10"><text:tab/><text:tab/><text:tab/><text:tab/><text:tab/><text:tab/><text:tab/><text:tab/></text:span><text:span text:style-name="T10"><text:placeholder text:placeholder-type="text">&lt;o.partner_id.name or ''&gt;</text:placeholder></text:span><text:span text:style-name="T10"><text:tab/><text:tab/><text:tab/><text:tab/><text:tab/><text:tab/><text:tab/><text:tab/><text:tab/><text:tab/><text:tab/><text:tab/></text:span><text:placeholder text:placeholder-type="text">&lt;o.partner_id.street2 or ''&gt;</text:placeholder><text:placeholder text:placeholder-type="text">&lt;o.partner_id.street or ''&gt;</text:placeholder><text:tab/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P9"><text:span text:style-name="Teletype"/></text:p>
      <text:p text:style-name="P7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P4" style:family="paragraph" style:parent-style-name="Footer">
      <style:text-properties fo:font-style="italic" style:font-style-asian="italic"/>
    </style:style>
    <style:style style:name="MP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tyle="italic" style:font-style-asian="italic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0"><draw:image xlink:href="Pictures/10000000000000AE0000006658345432AAD56FE9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Header"/>
      </style:header>
      <style:footer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3">Iscrizione Registro Imprese di Perugia Nr PG – 290910</text:p>
              <text:p text:style-name="Footer"><text:span text:style-name="Car._20_predefinito_20_paragrafo"><text:span text:style-name="MT2">Cap. Sociale € 40.000,00</text:span></text:span></text:p>
            </table:table-cell>
            <table:table-cell table:style-name="Tabella2.A1" office:value-type="string">
              <text:p text:style-name="MP4">Tel +390757750400</text:p>
              <text:p text:style-name="Footer"><text:span text:style-name="Car._20_predefinito_20_paragrafo"><text:span text:style-name="MT3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3">www.sinfocom.it</text:span></text:span></text:a></text:p>
              <text:p text:style-name="Footer"><text:span text:style-name="Car._20_predefinito_20_paragrafo"><text:span text:style-name="MT3">Email info@sinfocom.it</text:span></text:span></text:p>
            </table:table-cell>
            <table:table-cell table:style-name="Tabella2.A1" office:value-type="string">
              <text:p text:style-name="MP5">Banca</text:p>
              <text:p text:style-name="MP5">Banca Popolare di Spoleto</text:p>
              <text:p text:style-name="MP5">Ag. Ponte San Giovanni</text:p>
              <text:p text:style-name="MP5">ABI CAB 05704 03001</text:p>
              <text:p text:style-name="MP5">C/C 000000133000</text:p>
              <text:p text:style-name="MP5">IBAN IT81D0570403001000000133000</text:p>
              <text:p text:style-name="Footer"><text:span text:style-name="Car._20_predefinito_20_paragrafo"><text:span text:style-name="MT4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Windows_x86 LibreOffice_project/644e4637d1d8544fd9f56425bd6cec110e49301b</meta:generator>
    <dc:title/>
    <dc:description/>
    <dc:subject/>
    <meta:initial-creator>Fabrizio Cocciari</meta:initial-creator>
    <meta:creation-date>2015-10-02T07:20:00Z</meta:creation-date>
    <dc:date>2016-06-29T08:15:59.565000000</dc:date>
    <meta:print-date>2015-10-01T17:14:00Z</meta:print-date>
    <meta:editing-cycles>4</meta:editing-cycles>
    <meta:editing-duration>PT22M35S</meta:editing-duration>
    <meta:document-statistic meta:table-count="2" meta:image-count="1" meta:object-count="0" meta:page-count="1" meta:paragraph-count="22" meta:word-count="81" meta:character-count="686" meta:non-whitespace-character-count="579"/>
    <meta:template xlink:type="simple" xlink:actuate="onRequest" xlink:title="" xlink:href="Normal"/>
  </office:meta>
</office:document-meta>
</file>